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P10" style:family="paragraph" style:parent-style-name="Standard" style:list-style-name="L8">
      <style:paragraph-properties fo:text-align="start" style:justify-single-word="false"/>
    </style:style>
    <style:style style:name="P11" style:family="paragraph" style:parent-style-name="Standard" style:list-style-name="L9">
      <style:paragraph-properties fo:text-align="start" style:justify-single-word="false"/>
    </style:style>
    <style:style style:name="P12" style:family="paragraph" style:parent-style-name="Standard" style:list-style-name="L13">
      <style:paragraph-properties fo:text-align="start" style:justify-single-word="false"/>
    </style:style>
    <style:style style:name="P13" style:family="paragraph" style:parent-style-name="Standard" style:list-style-name="L14">
      <style:paragraph-properties fo:text-align="start" style:justify-single-word="false"/>
    </style:style>
    <style:style style:name="P14" style:family="paragraph" style:parent-style-name="Standard" style:list-style-name="L15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lan de test Site ORINOCO</text:p>
      <text:p text:style-name="P1"/>
      <text:list xml:id="list6473249582591421192" text:style-name="L1">
        <text:list-item>
          <text:p text:style-name="P3">Test 1 : Ajouter un produit au panier </text:p>
        </text:list-item>
      </text:list>
      <text:p text:style-name="P2"/>
      <text:list xml:id="list4683543955726231576" text:style-name="L3">
        <text:list-item>
          <text:p text:style-name="P5">Étape 1 : Être sur la page index.html (où sont affichés tous les produits).</text:p>
          <text:p text:style-name="P5"/>
        </text:list-item>
        <text:list-item>
          <text:p text:style-name="P5">Étape 2 : Cliquer sur le produit que vous voulez ajouter au panier. Vous serez alors redirigé vers la page descriptive du produit.</text:p>
          <text:p text:style-name="P5"/>
        </text:list-item>
        <text:list-item>
          <text:p text:style-name="P5">Étape 3 : En <text:s/>cliquant « ajouter au panier », vous serez redirigé vers l'index et pourrez constater qu'un produit a été ajouté au panier (+1 a coté de l’icône panier).</text:p>
          <text:p text:style-name="P5"/>
        </text:list-item>
        <text:list-item>
          <text:p text:style-name="P5">Étape 4 : Cliquer sur l’icône panier en haut a droite et vous serez redirigé vers la page panier.</text:p>
          <text:p text:style-name="P5"/>
        </text:list-item>
        <text:list-item>
          <text:p text:style-name="P5">Résultat attendu : Le produit choisis doit apparaître dans le panier sous forme de carte et ajouter +1 a coté de l’icône du panier.</text:p>
        </text:list-item>
      </text:list>
      <text:p text:style-name="P2"/>
      <text:list xml:id="list32632227" text:continue-list="list6473249582591421192" text:style-name="L1">
        <text:list-item>
          <text:p text:style-name="P3">Test 2 : Ajouter plusieurs produits au panier</text:p>
          <text:p text:style-name="P3"/>
        </text:list-item>
      </text:list>
      <text:list xml:id="list4129058289388086100" text:style-name="L4">
        <text:list-item>
          <text:p text:style-name="P6">Étape 1 : Être sur la page index.html (où sont affichés tous les produits).</text:p>
          <text:p text:style-name="P6"/>
        </text:list-item>
        <text:list-item>
          <text:p text:style-name="P6">Étape 2 : Cliquer sur le produit que vous voulez ajouter au panier. Vous serez alors redirigé vers la page descriptive du produit.</text:p>
          <text:p text:style-name="P6"/>
        </text:list-item>
        <text:list-item>
          <text:p text:style-name="P6">Étape 3 : En <text:s/>cliquant « ajouter au panier », vous serez redirigé vers l'index et pourrez constater qu'un produit a été ajouté au panier (+1 a coté de l’icône panier).</text:p>
          <text:p text:style-name="P6"/>
        </text:list-item>
        <text:list-item>
          <text:p text:style-name="P6">Étape 4 : Répéter les étapes précédentes en choisissant un produit différents.</text:p>
          <text:p text:style-name="P6"/>
        </text:list-item>
        <text:list-item>
          <text:p text:style-name="P6">Étape 5 : Cliquer sur l’icône panier qui affichera le nombre de produits que vous avez choisi pour être redirigé vers la page panier.</text:p>
          <text:p text:style-name="P6"/>
        </text:list-item>
        <text:list-item>
          <text:p text:style-name="P6">Résultat attendu :Les produits choisis doivent apparaître dans le panier sous forme de carte. Dans l’ordre dans lesquels ils ont été sélectionnés.</text:p>
          <text:p text:style-name="P6"/>
        </text:list-item>
      </text:list>
      <text:list xml:id="list32634569" text:continue-list="list32632227" text:style-name="L1">
        <text:list-item>
          <text:p text:style-name="P3">Test 3 : Vider le panier</text:p>
        </text:list-item>
      </text:list>
      <text:p text:style-name="P2"/>
      <text:list xml:id="list5827272536896560751" text:style-name="L5">
        <text:list-item>
          <text:p text:style-name="P7">Étape 1 : Réaliser le test 2 afin d'avoir plusieurs produits dans le panier.</text:p>
        </text:list-item>
        <text:list-item>
          <text:p text:style-name="P7">Étape 2 : Rendez vous dans le panier en cliquant sur l’icône panier.</text:p>
        </text:list-item>
        <text:list-item>
          <text:p text:style-name="P7">Étape 3 : Les produits choisi sont affichés sous forme de liste, pour vider le panier il vous suffit de cliquer sur le bouton vider panier.</text:p>
        </text:list-item>
      </text:list>
      <text:p text:style-name="P2"/>
      <text:list xml:id="list32618861" text:continue-numbering="true" text:style-name="L5">
        <text:list-item>
          <text:p text:style-name="P7">Résultat attendu : Lorsque vous videz le panier, un message apparaît alors en signifiant que le panier est vide et l’icône panier affiche « 0 ».</text:p>
        </text:list-item>
      </text:list>
      <text:p text:style-name="P2"/>
      <text:p text:style-name="P2"/>
      <text:p text:style-name="P2"/>
      <text:p text:style-name="P2"/>
      <text:p text:style-name="P2"><text:soft-page-break/></text:p>
      <text:list xml:id="list32631607" text:continue-list="list32634569" text:style-name="L1">
        <text:list-item>
          <text:p text:style-name="P3">Test 4 : Supprimer les produits du panier ligne par ligne</text:p>
          <text:p text:style-name="P3"/>
        </text:list-item>
      </text:list>
      <text:list xml:id="list1018572775155637668" text:style-name="L6">
        <text:list-item>
          <text:p text:style-name="P8">Étape 1 : Réaliser le test 2 afin d'avoir plusieurs produits dans le panier.</text:p>
        </text:list-item>
        <text:list-item>
          <text:p text:style-name="P8">Étape 2 : Rendez vous dans le panier en cliquant sur l’icône panier.</text:p>
        </text:list-item>
        <text:list-item>
          <text:p text:style-name="P8">Étape 3 : Les produits choisi sont affichés sous forme de liste chaque ligne a une icône poubelle, pour supprimer la ligne il vous suffit de cliquer sur celle-ci.</text:p>
          <text:p text:style-name="P8"/>
        </text:list-item>
        <text:list-item>
          <text:p text:style-name="P8">Résultat attendu: Suppression de la ligne concernée, l’opération peut être répétée jusqu’à <text:s/>vider le panier.</text:p>
          <text:p text:style-name="P8"/>
        </text:list-item>
      </text:list>
      <text:list xml:id="list32632049" text:continue-list="list32631607" text:style-name="L1">
        <text:list-item>
          <text:p text:style-name="P3">Test 5 : Valider le formulaire pour confirmer votre commande</text:p>
          <text:p text:style-name="P3"/>
        </text:list-item>
      </text:list>
      <text:list xml:id="list7237794638194554692" text:style-name="L7">
        <text:list-item>
          <text:p text:style-name="P9">Étape 1 : Réaliser le test 1 ou 2 afin d'avoir un ou plusieurs produits dans le panier.</text:p>
        </text:list-item>
        <text:list-item>
          <text:p text:style-name="P9">Étape 2 : Rendez vous dans le panier en cliquant sur l’icône.</text:p>
        </text:list-item>
        <text:list-item>
          <text:p text:style-name="P9">Étape 3 : Remplissez correctement les champs du formulaire afin de valider votre commande. Si les champs sont mal renseignés un message d'erreur apparaîtra.</text:p>
        </text:list-item>
        <text:list-item>
          <text:p text:style-name="P9">Étape 4 : Cliquer sur « valider votre commande » et une alerte apparaîtra « formulaire envoyé ! »</text:p>
          <text:p text:style-name="P9"/>
        </text:list-item>
        <text:list-item>
          <text:p text:style-name="P9">Résultat attendu :Vous êtes correctement enregistré dans les données et votre commande est confirmée.</text:p>
          <text:p text:style-name="P9"/>
        </text:list-item>
      </text:list>
      <text:list xml:id="list32626160" text:continue-list="list32632049" text:style-name="L1">
        <text:list-item>
          <text:p text:style-name="P3">Test 6 : Accéder a la page de confirmation de commande et réinitialisation du panier</text:p>
          <text:p text:style-name="P3"/>
        </text:list-item>
      </text:list>
      <text:list xml:id="list8951710549138109638" text:style-name="L8">
        <text:list-item>
          <text:p text:style-name="P10">Étape 1 : Réaliser le Test 5</text:p>
        </text:list-item>
        <text:list-item>
          <text:p text:style-name="P10">Étape 2 : Une fois le formulaire envoyé il vous suffit de cliquer sur « ok » dans l'alerte pour être redirigé vers la page de confirmation. Cette étape va automatiquement réinitialiser le panier a « 0 ».</text:p>
          <text:p text:style-name="P10"/>
        </text:list-item>
        <text:list-item>
          <text:p text:style-name="P10">Résultat attendu : L'affichage de la page confirmation avec le numéro de commande et réinitialisation du panier a « 0 ».</text:p>
          <text:p text:style-name="P10"/>
        </text:list-item>
      </text:list>
      <text:list xml:id="list32634397" text:continue-list="list32626160" text:style-name="L1">
        <text:list-item>
          <text:p text:style-name="P3">Test 7 : Redirection vers la page d'accueil depuis la page confirmation</text:p>
          <text:p text:style-name="P3"/>
        </text:list-item>
      </text:list>
      <text:list xml:id="list6508594094565742446" text:style-name="L9">
        <text:list-item>
          <text:p text:style-name="P11">Étape 1 : Réalisation des test 5 et 6.</text:p>
        </text:list-item>
        <text:list-item>
          <text:p text:style-name="P11">Étape 2 : Pour être redirigé a la page d'accueil ou index, trois options s'offre a vous. Cliquer sur le logo « Orinoco », cliquer sur « ACCUEIL » ou sur le lien en bas de page  « retour accueil ».</text:p>
          <text:p text:style-name="P11"/>
        </text:list-item>
        <text:list-item>
          <text:p text:style-name="P11">Résultat attendu : Redirection vers la page index du site avec réinitialisation du panier.</text:p>
          <text:p text:style-name="P11"/>
        </text:list-item>
      </text:list>
      <text:list xml:id="list32625427" text:continue-list="list32634397" text:style-name="L1">
        <text:list-item>
          <text:p text:style-name="P3">Test 8 : Produit indisponible depuis la page détail produit</text:p>
          <text:p text:style-name="P3"/>
        </text:list-item>
      </text:list>
      <text:list xml:id="list5048012792745552978" text:style-name="L13">
        <text:list-item>
          <text:p text:style-name="P12">Étape 1 : Depuis la page index, cliquer sur un produit au choix. Ce qui va vous rediriger vers la fiche produit.</text:p>
        </text:list-item>
        <text:list-item>
          <text:p text:style-name="P12">Étape 2: Modifier l'ID de l'URL de la page produit et rechercher la page.</text:p>
          <text:p text:style-name="P12"/>
        </text:list-item>
        <text:list-item>
          <text:p text:style-name="P12">Résultat attendu : Affichage d'un message d'erreur « Ce produit n'existe pas ».</text:p>
        </text:list-item>
      </text:list>
      <text:p text:style-name="P2"/>
      <text:p text:style-name="P2"><text:soft-page-break/></text:p>
      <text:list xml:id="list32626415" text:continue-list="list32625427" text:style-name="L1">
        <text:list-item>
          <text:p text:style-name="P3">Test 9: Animation lors de l'ajout d'un produit au Panier</text:p>
          <text:p text:style-name="P3"/>
        </text:list-item>
      </text:list>
      <text:list xml:id="list6433945633137898011" text:style-name="L14">
        <text:list-item>
          <text:p text:style-name="P13">Étape 1 : Cliquer sur l'un des produit depuis la page index ce qui vous redirige vers le page détail produit.</text:p>
        </text:list-item>
        <text:list-item>
          <text:p text:style-name="P13">Étape 2 : Cliquer sur « ajouter au panier ».</text:p>
          <text:p text:style-name="P13"/>
        </text:list-item>
        <text:list-item>
          <text:p text:style-name="P13">Résultat attendu : Mise en fonction de l'animation qui va vous rediriger vers la page index.</text:p>
          <text:p text:style-name="P13"/>
        </text:list-item>
      </text:list>
      <text:list xml:id="list32620945" text:continue-list="list32626415" text:style-name="L1">
        <text:list-item>
          <text:p text:style-name="P3">Test 10 : Retour a l'accueil depuis la page Panier</text:p>
        </text:list-item>
      </text:list>
      <text:list xml:id="list139770937386873807" text:style-name="L15">
        <text:list-item>
          <text:p text:style-name="P14">Étape 1 : Cliquer sur l'un des produit depuis la page index ce qui vous redirige vers le page détail produit.</text:p>
        </text:list-item>
        <text:list-item>
          <text:p text:style-name="P14">Étape 2 : Pour être redirigé a la page d'accueil ou index, trois options s'offre a vous. Cliquer sur le logo « Orinoco », cliquer sur « ACCUEIL » ou sur le lien en bas de page  « retour accueil ».</text:p>
        </text:list-item>
        <text:list-item>
          <text:p text:style-name="P14">Résultat attendu : Redirection vers la page index.</text:p>
        </text:list-item>
      </text:list>
      <text:list xml:id="list5262475947538823389" text:style-name="L2">
        <text:list-header>
          <text:p text:style-name="P4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1T14:59:10.45</meta:creation-date>
    <meta:editing-duration>PT7M47S</meta:editing-duration>
    <meta:editing-cycles>2</meta:editing-cycles>
    <meta:generator>OpenOffice/4.1.8$Win32 OpenOffice.org_project/418m3$Build-9803</meta:generator>
    <dc:date>2021-03-15T12:37:19.53</dc:date>
    <meta:document-statistic meta:table-count="0" meta:image-count="0" meta:object-count="0" meta:page-count="3" meta:paragraph-count="50" meta:word-count="924" meta:character-count="4840"/>
  </office:meta>
</office:document-meta>
</file>